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2c9c" officeooo:paragraph-rsid="000e2c9c"/>
    </style:style>
    <style:style style:name="P2" style:family="paragraph" style:parent-style-name="Standard">
      <style:text-properties officeooo:rsid="0011e152" officeooo:paragraph-rsid="0011e152"/>
    </style:style>
    <style:style style:name="P3" style:family="paragraph" style:parent-style-name="Standard">
      <style:text-properties officeooo:paragraph-rsid="000e2c9c"/>
    </style:style>
    <style:style style:name="P4" style:family="paragraph" style:parent-style-name="Standard">
      <style:text-properties officeooo:rsid="0013a8a7" officeooo:paragraph-rsid="0013a8a7"/>
    </style:style>
    <style:style style:name="P5" style:family="paragraph" style:parent-style-name="Standard">
      <style:text-properties officeooo:rsid="001655e0" officeooo:paragraph-rsid="001655e0"/>
    </style:style>
    <style:style style:name="P6" style:family="paragraph" style:parent-style-name="Standard">
      <style:text-properties officeooo:rsid="001ada29" officeooo:paragraph-rsid="001ada29"/>
    </style:style>
    <style:style style:name="P7" style:family="paragraph" style:parent-style-name="Standard" style:list-style-name="L1"/>
    <style:style style:name="P8" style:family="paragraph" style:parent-style-name="Standard" style:list-style-name="L1">
      <style:text-properties officeooo:rsid="00195d2c" officeooo:paragraph-rsid="00195d2c"/>
    </style:style>
    <style:style style:name="P9" style:family="paragraph" style:parent-style-name="Standard">
      <style:text-properties officeooo:paragraph-rsid="0011e152"/>
    </style:style>
    <style:style style:name="T1" style:family="text">
      <style:text-properties officeooo:rsid="000ff4b4"/>
    </style:style>
    <style:style style:name="T2" style:family="text">
      <style:text-properties officeooo:rsid="0013a8a7"/>
    </style:style>
    <style:style style:name="T3" style:family="text">
      <style:text-properties officeooo:rsid="001655e0"/>
    </style:style>
    <style:style style:name="T4" style:family="text">
      <style:text-properties officeooo:rsid="001829aa"/>
    </style:style>
    <style:style style:name="T5" style:family="text">
      <style:text-properties officeooo:rsid="001c69d4"/>
    </style:style>
    <style:style style:name="T6" style:family="text">
      <style:text-properties officeooo:rsid="0011e15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gon Tutorial</text:p>
      <text:p text:style-name="P2">PA27 <text:s text:c="3"/>- <text:s/>LED </text:p>
      <text:p text:style-name="P9"><text:span text:style-name="T5">pb3</text:span><text:span text:style-name="T6"> <text:s text:c="3"/>- <text:s/>DC <text:s/></text:span><text:span text:style-name="T5">6</text:span></text:p>
      <text:p text:style-name="P9"><text:span text:style-name="T6">PA</text:span><text:span text:style-name="T5">30</text:span><text:span text:style-name="T6"> <text:s text:c="2"/>- <text:s/>RST </text:span><text:span text:style-name="T5">3</text:span></text:p>
      <text:p text:style-name="P5">PA15 <text:tab/>- <text:s/>CS <text:tab/>9</text:p>
      <text:p text:style-name="P3"/>
      <text:p text:style-name="P4">Pin Numbering bisa diakses di referensi 1</text:p>
      <text:p text:style-name="P4"/>
      <text:p text:style-name="P6">next step setting wifi.</text:p>
      <text:p text:style-name="P6"/>
      <text:p text:style-name="Standard"><text:a xlink:type="simple" xlink:href="https://www.amebaiot.com/en/amebad-bw16-arduino-getting-started/" text:style-name="Internet_20_link" text:visited-style-name="Visited_20_Internet_20_Link"/></text:p>
      <text:list xml:id="list429081008" text:style-name="L1">
        <text:list-item>
          <text:p text:style-name="P7"><text:a xlink:type="simple" xlink:href="https://www.amebaiot.com/en/amebad-bw16-arduino-getting-started/" text:style-name="Internet_20_link" text:visited-style-name="Visited_20_Internet_20_Link">https://www.amebaiot.com/en/amebad-bw16-arduino-getting-started/</text:a> <text:span text:style-name="T2">Pin Numbering</text:span></text:p>
        </text:list-item>
        <text:list-item>
          <text:p text:style-name="P7"><text:a xlink:type="simple" xlink:href="https://www.amebaiot.com/zh/rtl8722dm-arduino-api-amebaili9341/" text:style-name="Internet_20_link" text:visited-style-name="Visited_20_Internet_20_Link">https://www.amebaiot.com/zh/rtl8722dm-arduino-api-amebaili9341/</text:a> </text:p>
        </text:list-item>
        <text:list-item>
          <text:p text:style-name="P7"><text:a xlink:type="simple" xlink:href="https://files.seeedstudio.com/products/102110419/Basic%20documents/bw16_product_specification_en.pdf" text:style-name="Internet_20_link" text:visited-style-name="Visited_20_Internet_20_Link">https://files.seeedstudio.com/products/102110419/Basic%20documents/bw16_product_specification_en.pdf</text:a> <text:s/><text:span text:style-name="T1">datasheet</text:span></text:p>
        </text:list-item>
        <text:list-item>
          <text:p text:style-name="P7"><text:a xlink:type="simple" xlink:href="https://www.hackster.io/zhu-qi2/ameba-rtl8722dm-lvgl-widgets-demo-652d3a" text:style-name="Internet_20_link" text:visited-style-name="Visited_20_Internet_20_Link">https://www.hackster.io/zhu-qi2/ameba-rtl8722dm-lvgl-widgets-demo-652d3a</text:a> </text:p>
        </text:list-item>
        <text:list-item>
          <text:p text:style-name="P8">Install Zabbix </text:p>
        </text:list-item>
        <text:list-item>
          <text:p text:style-name="P8"><text:a xlink:type="simple" xlink:href="https://www.instructables.com/Data-Center-Monitoring-by-IOT-ESP32/" text:style-name="Internet_20_link" text:visited-style-name="Visited_20_Internet_20_Link">https://www.instructables.com/Data-Center-Monitoring-by-IOT-ESP32/</text:a> </text:p>
          <text:p text:style-name="P7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3T16:35:12.105504169</meta:creation-date>
    <dc:date>2024-12-04T22:14:41.053447126</dc:date>
    <meta:editing-duration>PT47M45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44" meta:character-count="559" meta:non-whitespace-character-count="513"/>
  </office:meta>
</office:document-meta>
</file>